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7/08/2021</text:span></text:p>
      <text:p text:style-name="P9"/>
      <text:p text:style-name="P10">RECIBI CONFORME</text:p>
      <text:p text:style-name="P9"/>
      <text:p text:style-name="P11">CLIENTE: VEGA JIMENEZ EVA JULIETA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VEGA JIMENEZ EVA JULIET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6T22:37:0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